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26pt" style:text-underline-style="none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style:font-name="Segoe UI1" fo:font-size="32pt" style:text-underline-style="none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Segoe UI1" fo:font-size="34pt" style:text-underline-style="none" fo:font-weight="bold" style:font-size-asian="34pt" style:font-weight-asian="bold" style:font-size-complex="34pt" style:font-weight-complex="bold"/>
    </style:style>
    <style:style style:name="P11" style:family="paragraph">
      <style:paragraph-properties fo:margin-left="2.062cm" fo:margin-right="0cm" fo:text-indent="-2.062cm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style:font-name="Segoe UI1" fo:font-size="32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1" fo:font-size="31pt" style:text-underline-style="none" fo:font-weight="bold" style:font-size-asian="31pt" style:font-weight-asian="bold" style:font-size-complex="31pt" style:font-weight-complex="bold"/>
    </style:style>
    <style:style style:name="T6" style:family="text">
      <style:text-properties fo:color="#000000" style:font-name="Segoe UI1" fo:font-size="34pt" style:text-underline-style="none" fo:font-weight="bold" style:font-size-asian="34pt" style:font-weight-asian="bold" style:font-size-complex="34pt" style:font-weight-complex="bold"/>
    </style:style>
    <style:style style:name="T7" style:family="text">
      <style:text-properties style:font-name="Segoe UI1"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style:font-name="Segoe UI1" fo:font-size="34pt" style:text-underline-style="none" fo:font-weight="bold" style:font-size-asian="34pt" style:font-weight-asian="bold" style:font-size-complex="34pt" style:font-weight-complex="bold"/>
    </style:style>
    <style:style style:name="T9" style:family="text">
      <style:text-properties fo:color="#000000" style:font-name="Segoe UI1" fo:font-size="26pt" style:text-underline-style="none" fo:font-weight="bold" style:font-size-asian="26pt" style:font-weight-asian="bold" style:font-size-complex="26pt" style:font-weight-complex="bold"/>
    </style:style>
    <style:style style:name="T10" style:family="text">
      <style:text-properties fo:color="#000000"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Segoe UI Semibold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368cm" svg:height="3.063cm" svg:x="2.54cm" svg:y="0.762cm">
          <draw:text-box>
            <text:p text:style-name="P1"><text:span text:style-name="T1">Hymn of the Day #809</text:span></text:p>
            <text:p text:style-name="P1"><text:span text:style-name="T2">“</text:span><text:span text:style-name="T2">Great is Thy Faith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8.382cm" svg:x="1.547cm" svg:y="0.783cm">
          <draw:text-box>
            <text:p text:style-name="P4"><text:span text:style-name="T3">1.</text:span><text:span text:style-name="T4"> Great is Thy faithfulness, O God my Father;</text:span></text:p>
            <text:p text:style-name="P4"><text:span text:style-name="T4">There is no shadow of turning with Thee.</text:span></text:p>
            <text:p text:style-name="P4"><text:span text:style-name="T5">Thou changest not:</text:span></text:p>
            <text:p text:style-name="P4"><text:span text:style-name="T5">Thy compassions, they fail no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892cm" svg:height="6.837cm" svg:x="1.547cm" svg:y="0.783cm">
          <draw:text-box>
            <text:p text:style-name="P4"><text:span text:style-name="T6">As Thou hast been, Thou forever wilt be.</text:span></text:p>
            <text:p text:style-name="P6"><text:span text:style-name="T3"/></text:p>
            <text:p text:style-name="P6"><text:span text:style-name="T3"><text:s text:c="8"/></text:span><text:span text:style-name="T3">Refrain: <text:s text:c="3"/></text:span><text:span text:style-name="T6">Great is Thy faithfulness!</text:span></text:p>
            <text:p text:style-name="P7"><text:span text:style-name="T6"><text:s text:c="18"/></text:span><text:span text:style-name="T6">Great is Thy faithfulnes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8" draw:layer="layout" svg:width="25.146cm" svg:height="4.957cm" svg:x="1.413cm" svg:y="0.885cm">
          <draw:text-box>
            <text:p text:style-name="P4"><text:span text:style-name="T7">Morning by morning new mercies I see;</text:span></text:p>
            <text:p text:style-name="P4"><text:span text:style-name="T7">All I have needed Thy hand hath provided;</text:span></text:p>
            <text:p text:style-name="P4"><text:span text:style-name="T7">Great is Thy faithfulness, Lord, unto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5" draw:layer="layout" svg:width="25.378cm" svg:height="6.76cm" svg:x="1.038cm" svg:y="0.86cm">
          <draw:text-box>
            <text:p text:style-name="P4"><text:span text:style-name="T3">2. </text:span><text:span text:style-name="T4">Summer and winter</text:span></text:p>
            <text:p text:style-name="P4"><text:span text:style-name="T4">and springtime and harvest,</text:span></text:p>
            <text:p text:style-name="P4"><text:span text:style-name="T4">Sun, moon, and stars in their courses above</text:span></text:p>
            <text:p text:style-name="P4"><text:span text:style-name="T4">Join with all nature in manifold wit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5" draw:layer="layout" svg:width="25.378cm" svg:height="7.766cm" svg:x="1.038cm" svg:y="0.86cm">
          <draw:text-box>
            <text:p text:style-name="P4"><text:span text:style-name="T6">To Thy great faithfulness, mercy, and love.</text:span></text:p>
            <text:p text:style-name="P6"><text:span text:style-name="T3"/></text:p>
            <text:p text:style-name="P6"><text:span text:style-name="T3"><text:s text:c="7"/></text:span><text:span text:style-name="T3">Refrain: <text:s text:c="3"/></text:span><text:span text:style-name="T6">Great is Thy faithfulness!</text:span></text:p>
            <text:p text:style-name="P7"><text:span text:style-name="T6"><text:s text:c="18"/></text:span><text:span text:style-name="T6">Great is Thy faithfulnes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Hymn_25_20template" presentation:presentation-page-layout-name="AL1T0">
        <draw:frame draw:style-name="gr8" draw:text-style-name="P10" draw:layer="layout" svg:width="25.146cm" svg:height="5.078cm" svg:x="1.524cm" svg:y="1.018cm">
          <draw:text-box>
            <text:p text:style-name="P4"><text:span text:style-name="T8">Morning by morning new mercies I see;</text:span></text:p>
            <text:p text:style-name="P4"><text:span text:style-name="T8">All I have needed Thy hand hath provided;</text:span></text:p>
            <text:p text:style-name="P4"><text:span text:style-name="T8">Great is Thy faithfulness, Lord, unto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9" draw:text-style-name="P5" draw:layer="layout" svg:width="26.416cm" svg:height="6.604cm" svg:x="0.762cm" svg:y="1.016cm">
          <draw:text-box>
            <text:p text:style-name="P4"><text:span text:style-name="T3">3. </text:span><text:span text:style-name="T4">Pardon for sin and a peace that endureth,</text:span></text:p>
            <text:p text:style-name="P4"><text:span text:style-name="T4">Thine own dear presence to cheer and to guide;</text:span></text:p>
            <text:p text:style-name="P4"><text:span text:style-name="T4">Strength for today</text:span></text:p>
            <text:p text:style-name="P4"><text:span text:style-name="T4">and bright hope for tomorr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Hymn_25_20template" presentation:presentation-page-layout-name="AL1T0">
        <draw:frame draw:style-name="gr9" draw:text-style-name="P5" draw:layer="layout" svg:width="25.146cm" svg:height="6.604cm" svg:x="1.524cm" svg:y="0.762cm">
          <draw:text-box>
            <text:p text:style-name="P4"><text:span text:style-name="T4">Blessings all mine, with ten thousand beside!</text:span></text:p>
            <text:p text:style-name="P7"><text:span text:style-name="T9"/></text:p>
            <text:p text:style-name="P6"><text:span text:style-name="T3"><text:s text:c="6"/></text:span><text:span text:style-name="T3">Refrain: <text:s text:c="3"/></text:span><text:span text:style-name="T6">Great is Thy faithfulness!</text:span></text:p>
            <text:p text:style-name="P7"><text:span text:style-name="T6"><text:s text:c="16"/></text:span><text:span text:style-name="T6">Great is Thy faithfulnes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Hymn_25_20template" presentation:presentation-page-layout-name="AL1T0">
        <draw:frame draw:style-name="gr10" draw:text-style-name="P12" draw:layer="layout" svg:width="25.146cm" svg:height="12.618cm" svg:x="1.325cm" svg:y="0.662cm">
          <draw:text-box>
            <text:p text:style-name="P4"><text:span text:style-name="T8">Morning by morning new mercies I see;</text:span></text:p>
            <text:p text:style-name="P4"><text:span text:style-name="T8">All I have needed Thy hand hath provided;</text:span></text:p>
            <text:p text:style-name="P4"><text:span text:style-name="T8">Great is Thy faithfulness, Lord, unto me!</text:span></text:p>
            <text:p text:style-name="P7"><text:span text:style-name="T10"/></text:p>
            <text:p text:style-name="P7"><text:span text:style-name="T10"/></text:p>
            <text:p text:style-name="P7"><text:span text:style-name="T11"/></text:p>
            <text:p text:style-name="P7"><text:span text:style-name="T10">© 1923, renewed 1951 Hope Publishing Co.</text:span></text:p>
            <text:p text:style-name="P11"><text:span text:style-name="T10">Used by permission:</text:span></text:p>
            <text:p text:style-name="P11"><text:span text:style-name="T10">LSB Hymn License 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35:34.550000000</meta:creation-date>
    <dc:title>Hymn template</dc:title>
    <meta:editing-duration>PT22M23S</meta:editing-duration>
    <meta:editing-cycles>13</meta:editing-cycles>
    <meta:generator>LibreOffice/6.0.1.1$Windows_X86_64 LibreOffice_project/60bfb1526849283ce2491346ed2aa51c465abfe6</meta:generator>
    <meta:initial-creator>Arthur Hoch</meta:initial-creator>
    <dc:date>2018-06-27T10:26:09.223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4-11-24T20:35:34.222000000"/>
  </office:meta>
</office:document-meta>
</file>